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6388in"/>
    </style:style>
    <style:style style:name="TableColumn4" style:family="table-column">
      <style:table-column-properties style:column-width="2.8506in"/>
    </style:style>
    <style:style style:name="Table2" style:family="table">
      <style:table-properties style:width="6.489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top="0.0833in" fo:margin-bottom="0.0833in" fo:line-height="100%"/>
    </style:style>
    <style:style style:name="T8" style:parent-style-name="DefaultParagraphFont" style:family="text">
      <style:text-properties style:font-name="Courier New" style:font-name-complex="Courier New" fo:language="en" fo:country="US"/>
    </style:style>
    <style:style style:name="TableCell9" style:family="table-cell">
      <style:table-cell-properties fo:border="0.0069in solid #F2F2F2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top="0.0833in" fo:margin-bottom="0.0833in" fo:line-height="100%"/>
      <style:text-properties style:font-name-complex="Calibri" fo:language="en" fo:country="US"/>
    </style:style>
    <style:style style:name="TableRow11" style:family="table-row">
      <style:table-row-properties/>
    </style:style>
    <style:style style:name="TableCell12" style:family="table-cell">
      <style:table-cell-properties fo:border="0.0069in solid #F2F2F2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top="0.0833in" fo:margin-bottom="0.0833in" fo:line-height="100%"/>
    </style:style>
    <style:style style:name="T14" style:parent-style-name="DefaultParagraphFont" style:family="text">
      <style:text-properties style:font-name="Courier New" style:font-name-complex="Courier New" fo:language="en" fo:country="US"/>
    </style:style>
    <style:style style:name="TableCell15" style:family="table-cell">
      <style:table-cell-properties fo:border="0.0069in solid 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top="0.0833in" fo:margin-bottom="0.0833in" fo:line-height="100%"/>
      <style:text-properties style:font-name-complex="Calibri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20" style:family="table-cell">
      <style:table-cell-properties fo:border="0.0069in solid 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833in" fo:margin-bottom="0.0833in" fo:line-height="100%"/>
    </style:style>
    <style:style style:name="T22" style:parent-style-name="DefaultParagraphFont" style:family="text">
      <style:text-properties style:font-name-complex="Calibri" fo:language="en" fo:country="US"/>
    </style:style>
    <style:style style:name="TableRow23" style:family="table-row">
      <style:table-row-properties/>
    </style:style>
    <style:style style:name="TableCell24" style:family="table-cell">
      <style:table-cell-properties fo:border="0.0069in solid 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26" style:family="table-cell">
      <style:table-cell-properties fo:border="0.0069in solid 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top="0.0833in" fo:margin-bottom="0.0833in" fo:line-height="100%"/>
      <style:text-properties style:font-name-complex="Calibri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31" style:family="table-cell">
      <style:table-cell-properties fo:border="0.0069in solid 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top="0.0833in" fo:margin-bottom="0.0833in" fo:line-height="100%"/>
      <style:text-properties style:font-name-complex="Calibri" fo:language="en" fo:country="US"/>
    </style:style>
    <style:style style:name="TableRow33" style:family="table-row">
      <style:table-row-properties/>
    </style:style>
    <style:style style:name="TableCell34" style:family="table-cell">
      <style:table-cell-properties fo:border="0.0069in solid 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36" style:family="table-cell">
      <style:table-cell-properties fo:border="0.0069in solid 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833in" fo:margin-bottom="0.0833in" fo:line-height="100%"/>
      <style:text-properties style:font-name-complex="Calibri"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41" style:family="table-cell">
      <style:table-cell-properties fo:border="0.0069in solid 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833in" fo:margin-bottom="0.0833in" fo:line-height="100%"/>
      <style:text-properties style:font-name-complex="Calibri"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46" style:family="table-cell">
      <style:table-cell-properties fo:border="0.0069in solid 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48" style:family="table-row">
      <style:table-row-properties/>
    </style:style>
    <style:style style:name="TableCell49" style:family="table-cell">
      <style:table-cell-properties fo:border="0.0069in solid 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51" style:family="table-cell">
      <style:table-cell-properties fo:border="0.0069in solid 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56" style:family="table-cell">
      <style:table-cell-properties fo:border="0.0069in solid 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58" style:family="table-row">
      <style:table-row-properties/>
    </style:style>
    <style:style style:name="TableCell59" style:family="table-cell">
      <style:table-cell-properties fo:border="0.0069in solid 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61" style:family="table-cell">
      <style:table-cell-properties fo:border="0.0069in solid 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66" style:family="table-cell">
      <style:table-cell-properties fo:border="0.0069in solid 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68" style:family="table-row">
      <style:table-row-properties/>
    </style:style>
    <style:style style:name="TableCell69" style:family="table-cell">
      <style:table-cell-properties fo:border="0.0069in solid 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71" style:family="table-cell">
      <style:table-cell-properties fo:border="0.0069in solid 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="0.0069in solid 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76" style:family="table-cell">
      <style:table-cell-properties fo:border="0.0069in solid #F2F2F2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78" style:family="table-row">
      <style:table-row-properties/>
    </style:style>
    <style:style style:name="TableCell79" style:family="table-cell">
      <style:table-cell-properties fo:border="0.0069in solid #F2F2F2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81" style:family="table-cell">
      <style:table-cell-properties fo:border="0.0069in solid 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F2F2F2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833in" fo:margin-bottom="0.0833in" fo:line-height="100%"/>
      <style:text-properties style:font-name="Courier New" style:font-name-complex="Courier New" fo:language="en" fo:country="US"/>
    </style:style>
    <style:style style:name="TableCell86" style:family="table-cell">
      <style:table-cell-properties fo:border="0.0069in solid 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.0833in" fo:margin-bottom="0.0833in" fo:line-height="100%"/>
      <style:text-properties fo:language="en" fo:country="US"/>
    </style:style>
    <style:style style:name="P88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docker images</text:span></text:p>
          </table:table-cell>
          <table:table-cell table:style-name="TableCell9">
            <text:p text:style-name="P10">show list of built images</text:p>
          </table:table-cell>
        </table:table-row>
        <table:table-row table:style-name="TableRow11">
          <table:table-cell table:style-name="TableCell12">
            <text:p text:style-name="P13"><text:span text:style-name="T14">docker ps [-a]</text:span></text:p>
          </table:table-cell>
          <table:table-cell table:style-name="TableCell15">
            <text:p text:style-name="P16">show list of running containers</text:p>
          </table:table-cell>
        </table:table-row>
        <table:table-row table:style-name="TableRow17">
          <table:table-cell table:style-name="TableCell18">
            <text:p text:style-name="P19">docker build -t TAG PATH</text:p>
          </table:table-cell>
          <table:table-cell table:style-name="TableCell20">
            <text:p text:style-name="P21"><text:span text:style-name="T22">build from PATH</text:span></text:p>
          </table:table-cell>
        </table:table-row>
        <table:table-row table:style-name="TableRow23">
          <table:table-cell table:style-name="TableCell24">
            <text:p text:style-name="P25">docker run -p LOCAL_PORT:IMAGE_PORT IMAGE_TAG</text:p>
          </table:table-cell>
          <table:table-cell table:style-name="TableCell26">
            <text:p text:style-name="P27">run image with port mapping</text:p>
          </table:table-cell>
        </table:table-row>
        <table:table-row table:style-name="TableRow28">
          <table:table-cell table:style-name="TableCell29">
            <text:p text:style-name="P30">docker stop CONTAINER_ID</text:p>
          </table:table-cell>
          <table:table-cell table:style-name="TableCell31">
            <text:p text:style-name="P32">stop running image</text:p>
          </table:table-cell>
        </table:table-row>
        <table:table-row table:style-name="TableRow33">
          <table:table-cell table:style-name="TableCell34">
            <text:p text:style-name="P35">docker rmi IMAGE_ID</text:p>
          </table:table-cell>
          <table:table-cell table:style-name="TableCell36">
            <text:p text:style-name="P37">remove image by ID</text:p>
          </table:table-cell>
        </table:table-row>
        <table:table-row table:style-name="TableRow38">
          <table:table-cell table:style-name="TableCell39">
            <text:p text:style-name="P40">docker tag OLD_NAME_TAG NEW_NAME_TAG <text:s/></text:p>
          </table:table-cell>
          <table:table-cell table:style-name="TableCell41">
            <text:p text:style-name="P42">rename branch tag</text:p>
          </table:table-cell>
        </table:table-row>
        <table:table-row table:style-name="TableRow43">
          <table:table-cell table:style-name="TableCell44">
            <text:p text:style-name="P45">docker login CONTAINER_REGISTRY_URL</text:p>
          </table:table-cell>
          <table:table-cell table:style-name="TableCell46">
            <text:p text:style-name="P47">login to remote docker hub</text:p>
          </table:table-cell>
        </table:table-row>
        <table:table-row table:style-name="TableRow48">
          <table:table-cell table:style-name="TableCell49">
            <text:p text:style-name="P50">docker push CONTAINER_REGISTRY_URL/TAG_NAME</text:p>
          </table:table-cell>
          <table:table-cell table:style-name="TableCell51">
            <text:p text:style-name="P52">push container to remote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val, Andrei</meta:initial-creator>
    <dc:creator>Koval, Andrei</dc:creator>
    <meta:creation-date>2021-01-15T11:34:00Z</meta:creation-date>
    <dc:date>2021-01-15T13:33:00Z</dc:date>
    <meta:template xlink:href="Normal.dotm" xlink:type="simple"/>
    <meta:editing-cycles>3</meta:editing-cycles>
    <meta:editing-duration>PT79920S</meta:editing-duration>
    <meta:user-defined meta:name="ContentTypeId">0x0101004C83A1B84AF67C4FB0C973DAD881A8BD</meta:user-defined>
    <meta:document-statistic meta:page-count="1" meta:paragraph-count="1" meta:word-count="75" meta:character-count="505" meta:row-count="3" meta:non-whitespace-character-count="431"/>
  </office:meta>
</office:document-meta>
</file>